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open sansregular" svg:font-family="'open sansregula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52525" style:font-name="Times New Roman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3.4 </text:span>Для проектування реляційної бази даних потрібно:</text:p>
      <text:p text:style-name="P3">1. Визначити об’єкти, які містяться в базі даних.</text:p>
      <text:p text:style-name="P3">2. Визначити зв’язки між об’єктами.</text:p>
      <text:p text:style-name="P3">3. Визначити основні властивості об’єктів.</text:p>
      <text:p text:style-name="P3">4. Визначити зв’язки між властивостями об’єктів.</text:p>
      <text:p text:style-name="P3">5. Створити робочий словник даних для визначення таблиць, що входять до бази даних.</text:p>
      <text:p text:style-name="P3">6. Визначити відношення між таблицями баз даних, засновуючись на зв’язках між об’єктами даних, що містяться в таблиці, і включити цю інформацію до словника даних.</text:p>
      <text:p text:style-name="P3">7. Продумати операції, що виконуються при створенні та зміні інформації таблиць, включаючи забезпечення цілісності даних.</text:p>
      <text:p text:style-name="P3">8. Визначити, як використовувати індекси для прискорення виконання запитів, щоб уникнути сильного уповільнення роботи при додаванні даних до таблиці і надмірного збільшення об’єму дискового простору, що займається базою.</text:p>
      <text:p text:style-name="P3">9. Визначити користувачів, яким дозволений доступ до даних, їх редагування, а також зміна при необхідності структури таблиць.</text:p>
      <text:p text:style-name="P3">10. Описати структуру бази даних в цілому, завершити створення словників даних для своєї бази та для кожної таблиці, що міститься в ній, розробити процедури для операцій з базою даних, включаючи створення резервних копій і відновлення вихідних файлів.</text:p>
      <text:p text:style-name="P3"/>
      <text:p text:style-name="P1"><text:span text:style-name="T1">ER-модель зручна при проектуванні інформаційних систем, </text:span><text:a xlink:type="simple" xlink:href="https://uk.wikipedia.org/wiki/База_даних"><text:span text:style-name="T2">баз даних</text:span></text:a><text:span text:style-name="T1">, архітектур комп'ютерних </text:span><text:a xlink:type="simple" xlink:href="https://uk.wikipedia.org/wiki/Застосунок"><text:span text:style-name="T2">застосунків</text:span></text:a><text:span text:style-name="T1"> та інших систем (моделей). За допомогою такої моделі виділяють найсуттєвіші елементи (вузли, блоки) моделі і встановлюють зв'язки між ними.</text:span></text:p>
      <text:p text:style-name="P2">Існує ряд моделей для представлення знань. Одним з найзручніших інструментів уніфікованого представлення даних, незалежного від реалізовуючого його програмного забезпечення, є модель "сутність-зв'язок" (<text:span text:style-name="T4">entity - relationship model, ER - model</text:span>).</text:p>
      <text:p text:style-name="P3">Сутність – таблиця, звязок – зовнішні ключі.</text:p>
      <text:list xml:id="list17406570272" text:style-name="L1">
        <text:list-header>
          <text:p text:style-name="P4"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open sansregular" svg:font-family="'open sansregula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45</dc:date>
    <dc:creator>mark </dc:creator>
    <meta:editing-duration>P0D</meta:editing-duration>
    <meta:editing-cycles>11</meta:editing-cycles>
    <meta:document-statistic meta:table-count="0" meta:image-count="0" meta:object-count="0" meta:page-count="1" meta:paragraph-count="15" meta:word-count="232" meta:character-count="1720" meta:non-whitespace-character-count="1502"/>
  </office:meta>
</office:document-meta>
</file>